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源ノ角ゴシック Normal" fo:font-family="'源ノ角ゴシック Normal'" style:font-style-name="Normal" style:font-family-generic="swiss" style:font-pitch="variable" style:font-name-asian="源ノ角ゴシック Normal" style:font-family-asian="'源ノ角ゴシック Normal'" style:font-style-name-asian="Normal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源ノ角ゴシック Medium" fo:font-family="'源ノ角ゴシック Medium'" style:font-style-name="標準" style:font-family-generic="swiss" style:font-pitch="variable" fo:font-size="14pt" fo:font-weight="normal" style:font-name-asian="源ノ角ゴシック Medium" style:font-family-asian="'源ノ角ゴシック Medium'" style:font-style-name-asian="標準" style:font-family-generic-asian="swiss" style:font-pitch-asian="variable" style:font-size-asian="14pt" style:font-weight-asian="normal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4-29T02:23:51.589000000</dc:date>
    <meta:editing-duration>PT2M46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